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uotanro</text:p>
          </table:table-cell>
          <table:table-cell office:value-type="string" calcext:value-type="string">
            <text:p>impo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000" calcext:value-type="float">
            <text:p>41.00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B3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B4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B5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B6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B7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+[.B8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+[.B9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+[.B10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+[.B11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+[.B12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+[.B13]" office:value-type="float" office:value="31000" calcext:value-type="float">
            <text:p>31.000,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+[.B15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+[.B16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+[.B17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+[.B18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+[.B19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+[.B20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+[.B21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+[.B22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+[.B23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+[.B24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+[.B26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+[.B27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+[.B28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+[.B29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+[.B30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+[.B31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+[.B32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+[.B33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+[.B34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+[.B35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+[.B36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+[.B37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+[.B38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+[.B39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.B40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+[.B41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+[.B42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+[.B43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+[.B44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.B45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+[.B46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+[.B47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+[.B48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+[.B49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.B50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+[.B51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+[.B52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+[.B53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+[.B54]" office:value-type="float" office:value="44000" calcext:value-type="float">
            <text:p>44.000,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+[.B56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+[.B57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+[.B58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+[.B59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+[.B60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+[.B61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+[.B62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+[.B63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+[.B64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+[.B65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+[.B66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+[.B67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+[.B68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+[.B69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+[.B70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+[.B71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+[.B72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+[.B73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+[.B74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+[.B75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+[.B76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+[.B77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+[.B78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+[.B79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+[.B80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+[.B81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+[.B82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+[.B83]" office:value-type="float" office:value="35000" calcext:value-type="float">
            <text:p>35.000,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+[.B84]" office:value-type="float" office:value="35000" calcext:value-type="float">
            <text:p>35.000,00</text:p>
          </table:table-cell>
        </table:table-row>
        <table:table-row table:style-name="ro1" table:number-rows-repeated="104849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3T16:21:40.797306957</dc:date>
    <meta:editing-duration>PT21M29S</meta:editing-duration>
    <meta:editing-cycles>4</meta:editing-cycles>
    <meta:generator>LibreOffice/6.4.7.2$Linux_X86_64 LibreOffice_project/40$Build-2</meta:generator>
    <meta:document-statistic meta:table-count="1" meta:cell-count="170" meta:object-count="0"/>
  </office:meta>
</office:document-meta>
</file>